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Replacements/Object 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" manifest:media-type=""/>
  <manifest:file-entry manifest:full-path="ObjectReplacements/Object 5" manifest:media-type="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"/>
  <manifest:file-entry manifest:full-path="ObjectReplacements/Object 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Pictures/10000201000001B50000001894771B48E07E6124.png" manifest:media-type="image/png"/>
  <manifest:file-entry manifest:full-path="Pictures/10000201000000280000000BEFC417268F987A12.png" manifest:media-type="image/png"/>
  <manifest:file-entry manifest:full-path="Pictures/10000201000000060000000C51D37CADF7FA86E5.png" manifest:media-type="image/png"/>
  <manifest:file-entry manifest:full-path="Pictures/1000069A0000008100000107A3EA61A9A1BF7BF7.svg" manifest:media-type="image/svg+xml"/>
  <manifest:file-entry manifest:full-path="Pictures/100037AF0000044C00000366BFF1A4DC35F8DBD8.svg" manifest:media-type="image/svg+xml"/>
  <manifest:file-entry manifest:full-path="Pictures/10001BE200000379000000FA208C46A02FDB2A44.svg" manifest:media-type="image/svg+xml"/>
  <manifest:file-entry manifest:full-path="Pictures/1000020100000102000000C14D78C7910DAF31E4.png" manifest:media-type="image/png"/>
  <manifest:file-entry manifest:full-path="Pictures/10001CEF0000166D000010C7BA037CF1DE653BF6.svg" manifest:media-type="image/svg+xml"/>
  <manifest:file-entry manifest:full-path="Pictures/1000020100000102000000C1BAB4F46CBD03C8AE.png" manifest:media-type="image/png"/>
  <manifest:file-entry manifest:full-path="Pictures/10001A900000166D000010C7668920C3477D909C.svg" manifest:media-type="image/svg+xml"/>
  <manifest:file-entry manifest:full-path="Pictures/1000020100000102000000C15C9C2E6848E4C017.png" manifest:media-type="image/png"/>
  <manifest:file-entry manifest:full-path="Pictures/1000ECFE0000260F0000021FE12159832183B6CC.svg" manifest:media-type="image/svg+xml"/>
  <manifest:file-entry manifest:full-path="Pictures/100024F90000166D000010C72517E4A2BB0B5F34.svg" manifest:media-type="image/svg+xml"/>
  <manifest:file-entry manifest:full-path="Pictures/1000020100000031000000275E6E954A5B5AE581.png" manifest:media-type="image/png"/>
  <manifest:file-entry manifest:full-path="Pictures/1000020100000102000000C14E0CFE47EFD94E24.png" manifest:media-type="image/png"/>
  <manifest:file-entry manifest:full-path="Pictures/10001F8B0000166D000010C72AFB0065B8A12897.svg" manifest:media-type="image/svg+xml"/>
  <manifest:file-entry manifest:full-path="Pictures/1000020100000102000000C10655393FCBACBEF0.png" manifest:media-type="image/png"/>
  <manifest:file-entry manifest:full-path="Pictures/100040760000166D000010C7120BF5CB35BD9A33.svg" manifest:media-type="image/svg+xml"/>
  <manifest:file-entry manifest:full-path="settings.xml" manifest:media-type="text/xml"/>
  <manifest:file-entry manifest:full-path="meta.xml" manifest:media-type="text/xml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Configurations2/" manifest:media-type="application/vnd.sun.xml.ui.configuration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Object 18/content.xml" manifest:media-type="text/xml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  <style:paragraph-properties style:writing-mode="lr-tb"/>
    </style:style>
    <style:style style:name="gr4" style:family="graphic" style:parent-style-name="standard">
      <style:graphic-properties draw:stroke="none" draw:fill="none" fo:min-height="0.865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/>
      <style:paragraph-properties style:writing-mode="lr-tb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lue-point draw:id="4" svg:x="0.062cm" svg:y="-0.6cm" draw:escape-direction="up"/>
          <draw:glue-point draw:id="5" svg:x="2.531cm" svg:y="-3.166cm" draw:escape-direction="up"/>
          <draw:frame draw:style-name="gr1" draw:text-style-name="P1" draw:layer="layout" svg:width="4.63cm" svg:height="3.464cm" svg:x="52.753cm" svg:y="6.08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20100000102000000C10655393FCBACBEF0.png" xlink:type="simple" xlink:show="embed" xlink:actuate="onLoad" draw:mime-type="image/png"/>
          </draw:frame>
          <draw:frame draw:style-name="gr2" draw:text-style-name="P1" draw:layer="layout" svg:width="0.883cm" svg:height="0.837cm" svg:x="54.652cm" svg:y="7.867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style-name="gr2" draw:text-style-name="P1" draw:layer="layout" svg:width="0.947cm" svg:height="0.66cm" svg:x="55.853cm" svg:y="6.968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draw:g>
        <draw:connector draw:style-name="gr3" draw:text-style-name="P3" draw:layer="layout" draw:type="line" svg:x1="17.483cm" svg:y1="16.82cm" svg:x2="17.468cm" svg:y2="17.827cm" draw:start-shape="id1" draw:start-glue-point="2" svg:d="M17483 16820l-15 1007" svg:viewBox="0 0 16 1008">
          <text:p text:style-name="P2"><text:span text:style-name="T1">~ <text:s text:c="5"/></text:span></text:p>
        </draw:connector>
        <draw:connector draw:style-name="gr3" draw:text-style-name="P3" draw:layer="layout" draw:type="line" svg:x1="32.206cm" svg:y1="28.927cm" svg:x2="26.536cm" svg:y2="25.823cm" draw:start-shape="id2" draw:start-glue-point="2" svg:d="M32206 28927l-5670-3104" svg:viewBox="0 0 5671 3105">
          <text:p text:style-name="P4"><text:span text:style-name="T1">~ <text:s text:c="3"/></text:span></text:p>
        </draw:connector>
        <draw:frame draw:style-name="gr2" draw:text-style-name="P1" draw:layer="layout" svg:width="1.999cm" svg:height="0.999cm" svg:x="35.142cm" svg:y="2.97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g>
          <draw:glue-point draw:id="4" svg:x="0.211cm" svg:y="-3.432cm" draw:escape-direction="up"/>
          <draw:glue-point draw:id="5" svg:x="3.228cm" svg:y="-3.432cm" draw:escape-direction="up"/>
          <draw:frame draw:style-name="gr1" draw:text-style-name="P1" draw:layer="layout" svg:width="4.63cm" svg:height="3.464cm" svg:x="-13.935cm" svg:y="8.48cm">
            <draw:image xlink:href="Pictures/100024F90000166D000010C72517E4A2BB0B5F34.svg" xlink:type="simple" xlink:show="embed" xlink:actuate="onLoad" draw:mime-type="image/svg+xml">
              <text:p/>
            </draw:image>
            <draw:image xlink:href="Pictures/1000020100000102000000C15C9C2E6848E4C017.png" xlink:type="simple" xlink:show="embed" xlink:actuate="onLoad" draw:mime-type="image/png"/>
          </draw:frame>
          <draw:frame draw:style-name="gr2" draw:text-style-name="P1" draw:layer="layout" svg:width="2.217cm" svg:height="1.289cm" svg:x="-11.893cm" svg:y="8.801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1" draw:text-style-name="P1" draw:layer="layout" svg:width="4.63cm" svg:height="3.464cm" svg:x="-9.351cm" svg:y="8.48cm">
            <draw:image xlink:href="Pictures/10001A900000166D000010C7668920C3477D909C.svg" xlink:type="simple" xlink:show="embed" xlink:actuate="onLoad" draw:mime-type="image/svg+xml">
              <text:p/>
            </draw:image>
            <draw:image xlink:href="Pictures/1000020100000102000000C1BAB4F46CBD03C8AE.png" xlink:type="simple" xlink:show="embed" xlink:actuate="onLoad" draw:mime-type="image/png"/>
          </draw:frame>
          <draw:frame draw:style-name="gr2" draw:text-style-name="P1" draw:layer="layout" svg:width="2.127cm" svg:height="1.283cm" svg:x="-7.809cm" svg:y="9.148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1" draw:text-style-name="P1" draw:layer="layout" svg:width="4.63cm" svg:height="3.464cm" svg:x="-13.935cm" svg:y="8.48cm">
            <draw:image xlink:href="Pictures/100024F90000166D000010C72517E4A2BB0B5F34.svg" xlink:type="simple" xlink:show="embed" xlink:actuate="onLoad" draw:mime-type="image/svg+xml">
              <text:p/>
            </draw:image>
            <draw:image xlink:href="Pictures/1000020100000102000000C15C9C2E6848E4C017.png" xlink:type="simple" xlink:show="embed" xlink:actuate="onLoad" draw:mime-type="image/png"/>
          </draw:frame>
          <draw:frame draw:style-name="gr2" draw:text-style-name="P1" draw:layer="layout" svg:width="2.217cm" svg:height="1.289cm" svg:x="-11.893cm" svg:y="8.801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1" draw:text-style-name="P1" draw:layer="layout" svg:width="4.63cm" svg:height="3.464cm" svg:x="-9.351cm" svg:y="8.48cm">
            <draw:image xlink:href="Pictures/10001A900000166D000010C7668920C3477D909C.svg" xlink:type="simple" xlink:show="embed" xlink:actuate="onLoad" draw:mime-type="image/svg+xml">
              <text:p/>
            </draw:image>
            <draw:image xlink:href="Pictures/1000020100000102000000C1BAB4F46CBD03C8AE.png" xlink:type="simple" xlink:show="embed" xlink:actuate="onLoad" draw:mime-type="image/png"/>
          </draw:frame>
          <draw:frame draw:style-name="gr2" draw:text-style-name="P1" draw:layer="layout" svg:width="2.127cm" svg:height="1.283cm" svg:x="-7.809cm" svg:y="9.148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1" draw:text-style-name="P1" draw:layer="layout" svg:width="4.63cm" svg:height="3.464cm" svg:x="-13.935cm" svg:y="8.48cm">
            <draw:image xlink:href="Pictures/100024F90000166D000010C72517E4A2BB0B5F34.svg" xlink:type="simple" xlink:show="embed" xlink:actuate="onLoad" draw:mime-type="image/svg+xml">
              <text:p/>
            </draw:image>
            <draw:image xlink:href="Pictures/1000020100000102000000C15C9C2E6848E4C017.png" xlink:type="simple" xlink:show="embed" xlink:actuate="onLoad" draw:mime-type="image/png"/>
          </draw:frame>
          <draw:frame draw:style-name="gr2" draw:text-style-name="P1" draw:layer="layout" svg:width="2.217cm" svg:height="1.289cm" svg:x="-11.893cm" svg:y="8.801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1" draw:text-style-name="P1" draw:layer="layout" svg:width="4.63cm" svg:height="3.464cm" svg:x="-9.351cm" svg:y="8.48cm">
            <draw:image xlink:href="Pictures/10001A900000166D000010C7668920C3477D909C.svg" xlink:type="simple" xlink:show="embed" xlink:actuate="onLoad" draw:mime-type="image/svg+xml">
              <text:p/>
            </draw:image>
            <draw:image xlink:href="Pictures/1000020100000102000000C1BAB4F46CBD03C8AE.png" xlink:type="simple" xlink:show="embed" xlink:actuate="onLoad" draw:mime-type="image/png"/>
          </draw:frame>
          <draw:frame draw:style-name="gr2" draw:text-style-name="P1" draw:layer="layout" svg:width="2.127cm" svg:height="1.283cm" svg:x="-7.809cm" svg:y="9.148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1" draw:text-style-name="P1" draw:layer="layout" svg:width="4.63cm" svg:height="3.464cm" svg:x="52.243cm" svg:y="6.08cm">
            <draw:image xlink:href="Pictures/10001A900000166D000010C7668920C3477D909C.svg" xlink:type="simple" xlink:show="embed" xlink:actuate="onLoad" draw:mime-type="image/svg+xml">
              <text:p/>
            </draw:image>
            <draw:image xlink:href="Pictures/1000020100000102000000C1BAB4F46CBD03C8AE.png" xlink:type="simple" xlink:show="embed" xlink:actuate="onLoad" draw:mime-type="image/png"/>
          </draw:frame>
          <draw:frame draw:style-name="gr2" draw:text-style-name="P1" draw:layer="layout" svg:width="2.127cm" svg:height="1.283cm" svg:x="53.785cm" svg:y="6.748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1" draw:text-style-name="P1" draw:layer="layout" svg:width="4.63cm" svg:height="3.464cm" svg:x="52.885cm" svg:y="6.369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20100000102000000C10655393FCBACBEF0.png" xlink:type="simple" xlink:show="embed" xlink:actuate="onLoad" draw:mime-type="image/png"/>
          </draw:frame>
          <draw:frame draw:style-name="gr2" draw:text-style-name="P1" draw:layer="layout" svg:width="0.883cm" svg:height="0.837cm" svg:x="54.784cm" svg:y="8.156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style-name="gr2" draw:text-style-name="P1" draw:layer="layout" svg:width="0.947cm" svg:height="0.66cm" svg:x="55.985cm" svg:y="7.257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1" draw:text-style-name="P1" draw:layer="layout" svg:width="4.63cm" svg:height="3.464cm" svg:x="30.527cm" svg:y="0.682cm">
            <draw:image xlink:href="Pictures/10001A900000166D000010C7668920C3477D909C.svg" xlink:type="simple" xlink:show="embed" xlink:actuate="onLoad" draw:mime-type="image/svg+xml">
              <text:p/>
            </draw:image>
            <draw:image xlink:href="Pictures/1000020100000102000000C1BAB4F46CBD03C8AE.png" xlink:type="simple" xlink:show="embed" xlink:actuate="onLoad" draw:mime-type="image/png"/>
          </draw:frame>
          <draw:frame draw:style-name="gr2" draw:text-style-name="P1" draw:layer="layout" svg:width="2.127cm" svg:height="1.283cm" svg:x="32.069cm" svg:y="1.35cm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1" draw:text-style-name="P1" draw:layer="layout" svg:width="4.63cm" svg:height="3.464cm" svg:x="32.75cm" svg:y="25.936cm">
            <draw:image xlink:href="Pictures/10001A900000166D000010C7668920C3477D909C.svg" xlink:type="simple" xlink:show="embed" xlink:actuate="onLoad" draw:mime-type="image/svg+xml">
              <text:p/>
            </draw:image>
            <draw:image xlink:href="Pictures/1000020100000102000000C1BAB4F46CBD03C8AE.png" xlink:type="simple" xlink:show="embed" xlink:actuate="onLoad" draw:mime-type="image/png"/>
          </draw:frame>
          <draw:frame draw:style-name="gr2" draw:text-style-name="P1" draw:layer="layout" svg:width="2.127cm" svg:height="1.283cm" svg:x="34.292cm" svg:y="26.604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</draw:g>
        <draw:g>
          <draw:glue-point draw:id="4" svg:x="0.336cm" svg:y="-3.799cm" draw:escape-direction="up"/>
          <draw:frame draw:style-name="gr1" draw:text-style-name="P1" draw:layer="layout" svg:width="4.63cm" svg:height="3.464cm" svg:x="53.202cm" svg:y="0.971cm">
            <draw:image xlink:href="Pictures/10001F8B0000166D000010C72AFB0065B8A12897.svg" xlink:type="simple" xlink:show="embed" xlink:actuate="onLoad" draw:mime-type="image/svg+xml">
              <text:p/>
            </draw:image>
            <draw:image xlink:href="Pictures/1000020100000102000000C14E0CFE47EFD94E24.png" xlink:type="simple" xlink:show="embed" xlink:actuate="onLoad" draw:mime-type="image/png"/>
          </draw:frame>
          <draw:frame draw:style-name="gr2" draw:text-style-name="P1" draw:layer="layout" svg:width="0.88cm" svg:height="0.652cm" svg:x="55.223cm" svg:y="1.574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1" draw:text-style-name="P1" draw:layer="layout" svg:width="4.63cm" svg:height="3.464cm" svg:x="46.357cm" svg:y="0.782cm">
            <draw:image xlink:href="Pictures/10001CEF0000166D000010C7BA037CF1DE653BF6.svg" xlink:type="simple" xlink:show="embed" xlink:actuate="onLoad" draw:mime-type="image/svg+xml">
              <text:p/>
            </draw:image>
            <draw:image xlink:href="Pictures/1000020100000102000000C14D78C7910DAF31E4.png" xlink:type="simple" xlink:show="embed" xlink:actuate="onLoad" draw:mime-type="image/png"/>
          </draw:frame>
          <draw:frame draw:style-name="gr2" draw:text-style-name="P1" draw:layer="layout" svg:width="0.977cm" svg:height="1.253cm" svg:x="48.613cm" svg:y="1.167cm">
            <draw:object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style-name="gr2" draw:text-style-name="P1" draw:layer="layout" svg:width="0.812cm" svg:height="1.253cm" svg:x="49.914cm" svg:y="2.968cm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draw:g>
        <draw:frame draw:style-name="gr4" draw:text-style-name="P5" draw:layer="layout" svg:width="3.81cm" svg:height="1.115cm" svg:x="19.132cm" svg:y="28.302cm">
          <draw:text-box>
            <text:p text:style-name="P2"><text:span text:style-name="T2">Likelihood:</text:span></text:p>
          </draw:text-box>
        </draw:frame>
        <draw:g>
          <draw:glue-point draw:id="4" svg:x="-1.034cm" svg:y="-3.166cm" draw:escape-direction="up"/>
          <draw:glue-point draw:id="5" svg:x="1.982cm" svg:y="-3.166cm" draw:escape-direction="up"/>
          <draw:frame draw:style-name="gr1" draw:text-style-name="P1" draw:layer="layout" svg:width="4.63cm" svg:height="3.464cm" svg:x="23.392cm" svg:y="26.277cm">
            <draw:image xlink:href="Pictures/10001A900000166D000010C7668920C3477D909C.svg" xlink:type="simple" xlink:show="embed" xlink:actuate="onLoad" draw:mime-type="image/svg+xml">
              <text:p/>
            </draw:image>
            <draw:image xlink:href="Pictures/1000020100000102000000C1BAB4F46CBD03C8AE.png" xlink:type="simple" xlink:show="embed" xlink:actuate="onLoad" draw:mime-type="image/png"/>
          </draw:frame>
          <draw:frame draw:style-name="gr2" draw:text-style-name="P1" draw:layer="layout" svg:width="2.127cm" svg:height="1.283cm" svg:x="24.934cm" svg:y="26.945cm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draw:g>
        <draw:g xml:id="id1" draw:id="id1">
          <draw:glue-point draw:id="4" svg:x="0.062cm" svg:y="-0.6cm" draw:escape-direction="up"/>
          <draw:glue-point draw:id="5" svg:x="2.531cm" svg:y="-3.166cm" draw:escape-direction="up"/>
          <draw:frame draw:style-name="gr1" draw:text-style-name="P1" draw:layer="layout" svg:width="2.527cm" svg:height="1.702cm" svg:x="16.187cm" svg:y="15.118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20100000102000000C10655393FCBACBEF0.png" xlink:type="simple" xlink:show="embed" xlink:actuate="onLoad" draw:mime-type="image/png"/>
          </draw:frame>
          <draw:frame draw:style-name="gr2" draw:text-style-name="P1" draw:layer="layout" svg:width="1.866cm" svg:height="0.685cm" svg:x="16.913cm" svg:y="15.837cm">
            <draw:object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</draw:g>
        <draw:connector draw:style-name="gr3" draw:text-style-name="P3" xml:id="id3" draw:id="id3" draw:layer="layout" draw:type="line" svg:x1="25.39cm" svg:y1="19.207cm" svg:x2="24.643cm" svg:y2="23.195cm" svg:d="M25390 19207l-747 3988" svg:viewBox="0 0 748 3989">
          <text:p text:style-name="P2"><text:span text:style-name="T1">= <text:s text:c="4"/></text:span></text:p>
        </draw:connector>
        <draw:connector draw:style-name="gr3" draw:text-style-name="P3" draw:layer="layout" draw:type="line" svg:x1="32.331cm" svg:y1="4.138cm" svg:x2="32.365cm" svg:y2="5.223cm" svg:d="M32331 4138l34 1085" svg:viewBox="0 0 35 1086">
          <text:p text:style-name="P2"><text:span text:style-name="T1">~ <text:s text:c="5"/></text:span></text:p>
        </draw:connector>
        <draw:connector draw:style-name="gr3" draw:text-style-name="P3" draw:layer="layout" draw:type="line" svg:x1="48.73cm" svg:y1="4.132cm" svg:x2="48.764cm" svg:y2="5.217cm" svg:d="M48730 4132l34 1085" svg:viewBox="0 0 35 1086">
          <text:p text:style-name="P2"><text:span text:style-name="T1">~ <text:s text:c="5"/></text:span></text:p>
        </draw:connector>
        <draw:g>
          <draw:glue-point draw:id="4" svg:x="0.062cm" svg:y="-0.6cm" draw:escape-direction="up"/>
          <draw:glue-point draw:id="5" svg:x="2.531cm" svg:y="-3.166cm" draw:escape-direction="up"/>
          <draw:frame draw:style-name="gr1" draw:text-style-name="P1" draw:layer="layout" svg:width="3.754cm" svg:height="2.54cm" svg:x="54.34cm" svg:y="13.672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20100000102000000C10655393FCBACBEF0.png" xlink:type="simple" xlink:show="embed" xlink:actuate="onLoad" draw:mime-type="image/png"/>
          </draw:frame>
          <draw:frame draw:style-name="gr2" draw:text-style-name="P1" draw:layer="layout" svg:width="2.732cm" svg:height="1.023cm" svg:x="55.418cm" svg:y="14.745cm">
            <draw:object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draw:g>
        <draw:g>
          <svg:title>TexMaths</svg:title>
          <svg:desc>18§display§\frac{\mu_i}{\sigma^2_i}\ , \frac{\mu_i}{\sigma^2_i}\§svg§600§FALSE§</svg:desc>
          <draw:g>
            <svg:title>TexMaths</svg:title>
            <svg:desc>24§display§\frac{\mu^2_i}{\sigma^2_i}\ , \frac{\mu_i}{\sigma^2_i}\§svg§600§FALSE§</svg:desc>
            <draw:frame draw:style-name="gr5" draw:text-style-name="P1" draw:layer="layout" svg:width="2.638cm" svg:height="2.086cm" svg:x="24.177cm" svg:y="23.625cm">
              <draw:image xlink:href="Pictures/100037AF0000044C00000366BFF1A4DC35F8DBD8.svg" xlink:type="simple" xlink:show="embed" xlink:actuate="onLoad" draw:mime-type="image/svg+xml">
                <text:p/>
              </draw:image>
              <draw:image xlink:href="Pictures/1000020100000031000000275E6E954A5B5AE581.png" xlink:type="simple" xlink:show="embed" xlink:actuate="onLoad" draw:mime-type="image/png"/>
            </draw:frame>
          </draw:g>
        </draw:g>
        <draw:connector draw:style-name="gr3" draw:text-style-name="P3" draw:layer="layout" draw:type="line" svg:x1="25.39cm" svg:y1="19.207cm" svg:x2="26.113cm" svg:y2="23.217cm" draw:start-shape="id3" draw:start-glue-point="2" svg:d="M25390 19207l723 4010" svg:viewBox="0 0 724 4011">
          <text:p text:style-name="P2"><text:span text:style-name="T1"><text:s text:c="9"/></text:span><text:span text:style-name="T1">= <text:s text:c="4"/></text:span></text:p>
        </draw:connector>
        <draw:g>
          <draw:glue-point draw:id="4" svg:x="0.062cm" svg:y="-0.6cm" draw:escape-direction="up"/>
          <draw:glue-point draw:id="5" svg:x="2.531cm" svg:y="-3.166cm" draw:escape-direction="up"/>
          <draw:frame draw:style-name="gr1" draw:text-style-name="P1" draw:layer="layout" svg:width="3.754cm" svg:height="2.54cm" svg:x="54.023cm" svg:y="10.179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20100000102000000C10655393FCBACBEF0.png" xlink:type="simple" xlink:show="embed" xlink:actuate="onLoad" draw:mime-type="image/png"/>
          </draw:frame>
          <draw:frame draw:style-name="gr2" draw:text-style-name="P1" draw:layer="layout" svg:width="2.732cm" svg:height="1.023cm" svg:x="55.101cm" svg:y="11.252cm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draw:g>
        <draw:connector draw:style-name="gr3" draw:text-style-name="P3" draw:layer="layout" draw:type="line" svg:x1="30.491cm" svg:y1="16.82cm" svg:x2="30.507cm" svg:y2="17.764cm" draw:start-shape="id4" draw:start-glue-point="2" svg:d="M30491 16820l16 944" svg:viewBox="0 0 17 945">
          <text:p text:style-name="P2"><text:span text:style-name="T1">~ <text:s text:c="5"/></text:span></text:p>
        </draw:connector>
        <draw:g xml:id="id4" draw:id="id4">
          <draw:glue-point draw:id="4" svg:x="0.062cm" svg:y="-0.6cm" draw:escape-direction="up"/>
          <draw:glue-point draw:id="5" svg:x="2.531cm" svg:y="-3.166cm" draw:escape-direction="up"/>
          <draw:frame draw:style-name="gr1" draw:text-style-name="P1" draw:layer="layout" svg:width="2.527cm" svg:height="1.702cm" svg:x="29.188cm" svg:y="15.118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20100000102000000C10655393FCBACBEF0.png" xlink:type="simple" xlink:show="embed" xlink:actuate="onLoad" draw:mime-type="image/png"/>
          </draw:frame>
          <draw:frame draw:style-name="gr2" draw:text-style-name="P1" draw:layer="layout" svg:width="1.88cm" svg:height="0.685cm" svg:x="29.914cm" svg:y="15.837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connector draw:style-name="gr3" draw:text-style-name="P3" xml:id="id2" draw:id="id2" draw:layer="layout" draw:type="line" svg:x1="32.206cm" svg:y1="28.927cm" svg:x2="24.531cm" svg:y2="25.912cm" svg:d="M32206 28927l-7675-3015" svg:viewBox="0 0 7676 3016">
          <text:p text:style-name="P2"><text:span text:style-name="T1">~ <text:s text:c="3"/></text:span></text:p>
        </draw:connector>
        <draw:connector draw:style-name="gr3" draw:text-style-name="P3" draw:layer="layout" draw:type="line" svg:x1="25.623cm" svg:y1="30.314cm" svg:x2="25.7cm" svg:y2="32.324cm" svg:d="M25623 30314l77 2010" svg:viewBox="0 0 78 2011">
          <text:p text:style-name="P2"><text:span text:style-name="T1">~ <text:s text:c="4"/></text:span></text:p>
        </draw:connector>
        <draw:g>
          <svg:title>TexMaths</svg:title>
          <svg:desc>20§display§i§svg§600§FALSE§</svg:desc>
          <draw:frame draw:style-name="gr5" draw:text-style-name="P1" draw:layer="layout" svg:width="0.256cm" svg:height="0.524cm" svg:x="25.865cm" svg:y="31.051cm">
            <draw:image xlink:href="Pictures/1000069A0000008100000107A3EA61A9A1BF7BF7.svg" xlink:type="simple" xlink:show="embed" xlink:actuate="onLoad" draw:mime-type="image/svg+xml">
              <text:p/>
            </draw:image>
            <draw:image xlink:href="Pictures/10000201000000060000000C51D37CADF7FA86E5.png" xlink:type="simple" xlink:show="embed" xlink:actuate="onLoad" draw:mime-type="image/png"/>
          </draw:frame>
        </draw:g>
        <draw:g>
          <svg:title>TexMaths</svg:title>
          <svg:desc>24§display§pm_{10i}§svg§600§FALSE§</svg:desc>
          <draw:frame draw:style-name="gr5" draw:text-style-name="P1" draw:layer="layout" svg:width="2.131cm" svg:height="0.598cm" svg:x="24.552cm" svg:y="32.431cm">
            <draw:image xlink:href="Pictures/10001BE200000379000000FA208C46A02FDB2A44.svg" xlink:type="simple" xlink:show="embed" xlink:actuate="onLoad" draw:mime-type="image/svg+xml">
              <text:p/>
            </draw:image>
            <draw:image xlink:href="Pictures/10000201000000280000000BEFC417268F987A12.png" xlink:type="simple" xlink:show="embed" xlink:actuate="onLoad" draw:mime-type="image/png"/>
          </draw:frame>
        </draw:g>
        <draw:g draw:name="Assignment 2">
          <svg:title>TexMaths</svg:title>
          <svg:desc>18§display§\underbrace{Area + Bedrooms + Bathrooms + CarParks + PropertyType}§svg§600§FALSE§Assignment 2</svg:desc>
          <draw:frame draw:style-name="gr5" draw:text-style-name="P1" draw:layer="layout" svg:width="17.536cm" svg:height="0.976cm" svg:x="16.657cm" svg:y="18.145cm">
            <draw:image xlink:href="Pictures/1000ECFE0000260F0000021FE12159832183B6CC.svg" xlink:type="simple" xlink:show="embed" xlink:actuate="onLoad" draw:mime-type="image/svg+xml">
              <text:p/>
            </draw:image>
            <draw:image xlink:href="Pictures/10000201000001B50000001894771B48E07E6124.png" xlink:type="simple" xlink:show="embed" xlink:actuate="onLoad" draw:mime-type="image/png"/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0-10-08T13:50:50.750909575</meta:creation-date>
    <dc:date>2020-10-16T22:46:12.242444091</dc:date>
    <meta:editing-duration>PT2H33M57S</meta:editing-duration>
    <meta:editing-cycles>5</meta:editing-cycles>
    <meta:generator>LibreOffice/7.0.3.1$MacOSX_X86_64 LibreOffice_project/d7547858d014d4cf69878db179d326fc3483e082</meta:generator>
    <meta:document-statistic meta:object-count="77"/>
  </office:meta>
</office:document-meta>
</file>

<file path=Object 1/content.xml><?xml version="1.0" encoding="utf-8"?>
<math xmlns="http://www.w3.org/1998/Math/MathML" display="block">
  <semantics>
    <mi mathvariant="normal">μ</mi>
    <annotation encoding="StarMath 5.0">%mu</annotation>
  </semantics>
</math>
</file>

<file path=Object 10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11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2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13/content.xml><?xml version="1.0" encoding="utf-8"?>
<math xmlns="http://www.w3.org/1998/Math/MathML" display="block">
  <semantics>
    <mrow>
      <msub>
        <mi>M</mi>
        <mn>1</mn>
      </msub>
      <mi>,</mi>
      <msub>
        <mi>S</mi>
        <mn>1</mn>
      </msub>
    </mrow>
    <annotation encoding="StarMath 5.0">M_1,S_1</annotation>
  </semantics>
</math>
</file>

<file path=Object 14/content.xml><?xml version="1.0" encoding="utf-8"?>
<math xmlns="http://www.w3.org/1998/Math/MathML" display="block">
  <semantics>
    <mi mathvariant="normal">σ</mi>
    <annotation encoding="StarMath 5.0">%sigma</annotation>
  </semantics>
</math>
</file>

<file path=Object 15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16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17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18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19/content.xml><?xml version="1.0" encoding="utf-8"?>
<math xmlns="http://www.w3.org/1998/Math/MathML">
  <semantics>
    <mrow>
      <mi>p</mi>
    </mrow>
    <annotation encoding="StarMath 5.0">p</annotation>
  </semantics>
</math>
</file>

<file path=Object 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20/content.xml><?xml version="1.0" encoding="utf-8"?>
<math xmlns="http://www.w3.org/1998/Math/MathML">
  <semantics>
    <mrow>
      <mi>n</mi>
    </mrow>
    <annotation encoding="StarMath 5.0">n</annotation>
  </semantics>
</math>
</file>

<file path=Object 21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22/content.xml><?xml version="1.0" encoding="utf-8"?>
<math xmlns="http://www.w3.org/1998/Math/MathML" display="block">
  <semantics>
    <mrow>
      <msub>
        <mi>M</mi>
        <mn>0</mn>
      </msub>
      <mi>,</mi>
      <msub>
        <mi>S</mi>
        <mn>0</mn>
      </msub>
    </mrow>
    <annotation encoding="StarMath 5.0">M_0,S_0</annotation>
  </semantics>
</math>
</file>

<file path=Object 23/content.xml><?xml version="1.0" encoding="utf-8"?>
<math xmlns="http://www.w3.org/1998/Math/MathML" display="block">
  <semantics>
    <mrow>
      <msub>
        <mi>M</mi>
        <mn>1</mn>
      </msub>
      <mi>,</mi>
      <msub>
        <mi>S</mi>
        <mn>1</mn>
      </msub>
    </mrow>
    <annotation encoding="StarMath 5.0">M_1,S_1</annotation>
  </semantics>
</math>
</file>

<file path=Object 3/content.xml><?xml version="1.0" encoding="utf-8"?>
<math xmlns="http://www.w3.org/1998/Math/MathML" display="block">
  <semantics>
    <mrow>
      <msub>
        <mi>M</mi>
        <mi>j</mi>
      </msub>
      <mi>,</mi>
      <msub>
        <mi>S</mi>
        <mi>j</mi>
      </msub>
    </mrow>
    <annotation encoding="StarMath 5.0">M_j,S_j</annotation>
  </semantics>
</math>
</file>

<file path=Object 5/content.xml><?xml version="1.0" encoding="utf-8"?>
<math xmlns="http://www.w3.org/1998/Math/MathML" display="block">
  <semantics>
    <mi mathvariant="normal">μ</mi>
    <annotation encoding="StarMath 5.0">%mu</annotation>
  </semantics>
</math>
</file>

<file path=Object 6/content.xml><?xml version="1.0" encoding="utf-8"?>
<math xmlns="http://www.w3.org/1998/Math/MathML" display="block">
  <semantics>
    <mrow/>
    <annotation encoding="StarMath 5.0">{}</annotation>
  </semantics>
</math>
</file>

<file path=Object 7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8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9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